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5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5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5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5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5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6" style:family="paragraph"/>
    <style:style style:name="P76" style:parent-style-name="Normal" style:list-style-name="LFO6" style:family="paragraph"/>
    <style:style style:name="P77" style:parent-style-name="Normal" style:list-style-name="LFO6" style:family="paragraph"/>
    <style:style style:name="P78" style:parent-style-name="Normal" style:list-style-name="LFO6" style:family="paragraph"/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 fo:language="en" fo:country="GB"/>
    </style:style>
    <style:style style:name="T84" style:parent-style-name="DefaultParagraphFont" style:family="text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language="en" fo:country="GB"/>
    </style:style>
    <style:style style:name="T90" style:parent-style-name="DefaultParagraphFont" style:family="text">
      <style:text-properties style:font-name="Segoe UI Emoji" style:font-name-complex="Segoe UI Emoji" fo:language="en" fo:country="GB"/>
    </style:style>
    <style:style style:name="T91" style:parent-style-name="DefaultParagraphFont" style:family="text">
      <style:text-properties fo:language="en" fo:country="GB"/>
    </style:style>
    <style:style style:name="P92" style:parent-style-name="Normal" style:family="paragraph">
      <style:text-properties fo:language="en" fo:country="GB"/>
    </style:style>
    <style:style style:name="P93" style:parent-style-name="Normal" style:family="paragraph">
      <style:text-properties fo:language="en" fo:country="GB"/>
    </style:style>
    <style:style style:name="P94" style:parent-style-name="Normal" style:family="paragraph">
      <style:text-properties fo:language="en" fo:country="GB"/>
    </style:style>
    <style:style style:name="P95" style:parent-style-name="Normal" style:family="paragraph">
      <style:text-properties fo:language="en" fo:country="GB"/>
    </style:style>
    <style:style style:name="P96" style:parent-style-name="Normal" style:family="paragraph">
      <style:text-properties fo:language="en" fo:country="GB"/>
    </style:style>
    <style:style style:name="T97" style:parent-style-name="DefaultParagraphFont" style:family="text">
      <style:text-properties style:font-name="Segoe UI Emoji" style:font-name-complex="Segoe UI Emoji" fo:language="en" fo:country="GB"/>
    </style:style>
    <style:style style:name="T98" style:parent-style-name="DefaultParagraphFont" style:family="text">
      <style:text-properties fo:language="en" fo:country="GB"/>
    </style:style>
    <style:style style:name="P99" style:parent-style-name="Normal" style:family="paragraph">
      <style:text-properties fo:language="en" fo:country="GB"/>
    </style:style>
    <style:style style:name="P100" style:parent-style-name="Normal" style:family="paragraph">
      <style:text-properties fo:language="en" fo:country="GB"/>
    </style:style>
    <style:style style:name="P101" style:parent-style-name="Normal" style:family="paragraph">
      <style:text-properties fo:language="en" fo:country="GB"/>
    </style:style>
    <style:style style:name="P102" style:parent-style-name="Normal" style:family="paragraph">
      <style:text-properties fo:language="en" fo:country="GB"/>
    </style:style>
    <style:style style:name="P103" style:parent-style-name="Normal" style:family="paragraph">
      <style:text-properties fo:language="en" fo:country="GB"/>
    </style:style>
    <style:style style:name="T104" style:parent-style-name="DefaultParagraphFont" style:family="text">
      <style:text-properties style:font-name="Segoe UI Emoji" style:font-name-complex="Segoe UI Emoji" fo:language="en" fo:country="GB"/>
    </style:style>
    <style:style style:name="T105" style:parent-style-name="DefaultParagraphFont" style:family="text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name="P108" style:parent-style-name="Normal" style:family="paragraph">
      <style:text-properties fo:language="en" fo:country="GB"/>
    </style:style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T111" style:parent-style-name="DefaultParagraphFont" style:family="text">
      <style:text-properties style:font-name="Segoe UI Emoji" style:font-name-complex="Segoe UI Emoji" fo:language="en" fo:country="GB"/>
    </style:style>
    <style:style style:name="T112" style:parent-style-name="DefaultParagraphFont" style:family="text">
      <style:text-properties fo:language="en" fo:country="GB"/>
    </style:style>
    <style:style style:name="P113" style:parent-style-name="Normal" style:family="paragraph">
      <style:text-properties fo:language="en" fo:country="GB"/>
    </style:style>
    <style:style style:name="P114" style:parent-style-name="Normal" style:family="paragraph">
      <style:text-properties fo:language="en" fo:country="GB"/>
    </style:style>
    <style:style style:name="P115" style:parent-style-name="Normal" style:family="paragraph">
      <style:text-properties fo:language="en" fo:country="GB"/>
    </style:style>
    <style:style style:name="P116" style:parent-style-name="Normal" style:family="paragraph"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T118" style:parent-style-name="DefaultParagraphFont" style:family="text">
      <style:text-properties style:font-name="Segoe UI Emoji" style:font-name-complex="Segoe UI Emoji" fo:language="en" fo:country="GB"/>
    </style:style>
    <style:style style:name="T119" style:parent-style-name="DefaultParagraphFont" style:family="text">
      <style:text-properties fo:language="en" fo:country="GB"/>
    </style:style>
    <style:style style:name="P120" style:parent-style-name="Normal" style:family="paragraph">
      <style:text-properties fo:language="en" fo:country="GB"/>
    </style:style>
    <style:style style:name="P121" style:parent-style-name="Normal" style:family="paragraph">
      <style:text-properties fo:language="en" fo:country="GB"/>
    </style:style>
    <style:style style:name="P122" style:parent-style-name="Normal" style:family="paragraph">
      <style:text-properties fo:language="en" fo:country="GB"/>
    </style:style>
    <style:style style:name="P123" style:parent-style-name="Normal" style:family="paragraph">
      <style:text-properties fo:language="en" fo:country="GB"/>
    </style:style>
    <style:style style:name="P124" style:parent-style-name="Normal" style:family="paragraph">
      <style:text-properties fo:language="en" fo:country="GB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language="en" fo:country="GB"/>
    </style:style>
    <style:style style:name="P129" style:parent-style-name="Normal" style:family="paragraph">
      <style:text-properties fo:language="en" fo:country="GB"/>
    </style:style>
    <style:style style:name="P130" style:parent-style-name="Normal" style:family="paragraph">
      <style:text-properties fo:language="en" fo:country="GB"/>
    </style:style>
    <style:style style:name="P131" style:parent-style-name="Normal" style:family="paragraph">
      <style:text-properties fo:language="en" fo:country="GB"/>
    </style:style>
    <style:style style:name="P132" style:parent-style-name="Normal" style:family="paragraph">
      <style:text-properties fo:language="en" fo:country="GB"/>
    </style:style>
    <style:style style:name="P133" style:parent-style-name="Normal" style:family="paragraph">
      <style:text-properties fo:language="en" fo:country="GB"/>
    </style:style>
    <style:style style:name="P134" style:parent-style-name="Normal" style:family="paragraph">
      <style:text-properties fo:language="en" fo:country="GB"/>
    </style:style>
    <style:style style:name="P135" style:parent-style-name="Normal" style:family="paragraph">
      <style:text-properties fo:language="en" fo:country="GB"/>
    </style:style>
    <style:style style:name="P136" style:parent-style-name="Normal" style:family="paragraph">
      <style:text-properties fo:language="en" fo:country="GB"/>
    </style:style>
    <style:style style:name="P137" style:parent-style-name="Normal" style:family="paragraph">
      <style:text-properties fo:language="en" fo:country="GB"/>
    </style:style>
    <style:style style:name="P138" style:parent-style-name="Normal" style:family="paragraph">
      <style:text-properties fo:language="en" fo:country="GB"/>
    </style:style>
    <style:style style:name="P139" style:parent-style-name="Normal" style:family="paragraph">
      <style:text-properties fo:language="en" fo:country="GB"/>
    </style:style>
    <style:style style:name="P140" style:parent-style-name="Normal" style:family="paragraph">
      <style:text-properties fo:language="en" fo:country="GB"/>
    </style:style>
    <style:style style:name="P141" style:parent-style-name="Normal" style:family="paragraph">
      <style:text-properties fo:language="en" fo:country="GB"/>
    </style:style>
    <style:style style:name="P142" style:parent-style-name="Normal" style:family="paragraph">
      <style:text-properties fo:language="en" fo:country="GB"/>
    </style:style>
    <style:style style:name="P143" style:parent-style-name="Normal" style:family="paragraph">
      <style:text-properties fo:language="en" fo:country="GB"/>
    </style:style>
    <style:style style:name="P144" style:parent-style-name="Normal" style:family="paragraph">
      <style:text-properties fo:language="en" fo:country="GB"/>
    </style:style>
    <style:style style:name="P145" style:parent-style-name="Normal" style:family="paragraph">
      <style:text-properties fo:language="en" fo:country="GB"/>
    </style:style>
    <style:style style:name="P146" style:parent-style-name="Normal" style:family="paragraph">
      <style:text-properties fo:language="en" fo:country="GB"/>
    </style:style>
    <style:style style:name="P147" style:parent-style-name="Normal" style:family="paragraph">
      <style:text-properties fo:language="en" fo:country="GB"/>
    </style:style>
    <style:style style:name="P148" style:parent-style-name="Normal" style:family="paragraph">
      <style:text-properties fo:language="en" fo:country="GB"/>
    </style:style>
    <style:style style:name="P149" style:parent-style-name="Normal" style:family="paragraph">
      <style:text-properties fo:language="en" fo:country="GB"/>
    </style:style>
    <style:style style:name="P150" style:parent-style-name="Normal" style:family="paragraph">
      <style:text-properties fo:language="en" fo:country="GB"/>
    </style:style>
    <style:style style:name="P151" style:parent-style-name="Normal" style:family="paragraph">
      <style:text-properties fo:language="en" fo:country="GB"/>
    </style:style>
    <style:style style:name="P152" style:parent-style-name="Normal" style:family="paragraph">
      <style:text-properties fo:language="en" fo:country="GB"/>
    </style:style>
    <style:style style:name="P153" style:parent-style-name="Normal" style:family="paragraph">
      <style:text-properties fo:language="en" fo:country="GB"/>
    </style:style>
    <style:style style:name="P154" style:parent-style-name="Normal" style:family="paragraph">
      <style:text-properties fo:language="en" fo:country="GB"/>
    </style:style>
    <style:style style:name="P155" style:parent-style-name="Normal" style:family="paragraph">
      <style:text-properties fo:language="en" fo:country="GB"/>
    </style:style>
    <style:style style:name="P156" style:parent-style-name="Normal" style:family="paragraph">
      <style:text-properties fo:language="en" fo:country="GB"/>
    </style:style>
    <style:style style:name="P157" style:parent-style-name="Normal" style:family="paragraph">
      <style:text-properties fo:language="en" fo:country="GB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name="Segoe UI Symbol" style:font-name-complex="Segoe UI Symbol"/>
    </style:style>
    <style:style style:name="T161" style:parent-style-name="DefaultParagraphFont" style:family="text">
      <style:text-properties style:font-name="Segoe UI Symbol" style:font-name-complex="Segoe UI Symbol"/>
    </style:style>
    <style:style style:name="T162" style:parent-style-name="DefaultParagraphFont" style:family="text">
      <style:text-properties style:font-name="Segoe UI Symbol" style:font-name-complex="Segoe UI Symbol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7" style:family="paragraph"/>
    <style:style style:name="P182" style:parent-style-name="Normal" style:list-style-name="LFO7" style:family="paragraph"/>
    <style:style style:name="P183" style:parent-style-name="Normal" style:list-style-name="LFO7" style:family="paragraph"/>
    <style:style style:name="P184" style:parent-style-name="Normal" style:list-style-name="LFO7" style:family="paragraph"/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lan Builder Form - Complete Stage-by-Stage Specification</text:p>
      <text:p text:style-name="P2">Form Navigation &amp; Progress Tracking</text:p>
      <text:p text:style-name="P3"/>
      <text:p text:style-name="P4">Stage 1: Basic Information</text:p>
      <text:p text:style-name="P5">Required Fields &amp; Data Structure</text:p>
      <text:p text:style-name="Normal"><text:span text:style-name="T6">Plan Identity</text:span></text:p>
      <text:list text:style-name="LFO1" text:continue-numbering="true">
        <text:list-item>
          <text:p text:style-name="P7"><text:span text:style-name="T8">Plan Name</text:span>: Descriptive name including client and service type</text:p>
        </text:list-item>
        <text:list-item>
          <text:p text:style-name="P9"><text:span text:style-name="T10">Description</text:span>: Clear scope and objectives (max 500 characters)</text:p>
        </text:list-item>
        <text:list-item>
          <text:p text:style-name="P11"><text:span text:style-name="T12">Client Industry</text:span>: Dropdown (Retail, Technology, Healthcare, Finance, Hospitality, Government, Education)</text:p>
        </text:list-item>
        <text:list-item>
          <text:p text:style-name="P13"><text:span text:style-name="T14">Company Size</text:span>: Startup (1-50), SME (51-200), Enterprise (201+)</text:p>
        </text:list-item>
      </text:list>
      <text:p text:style-name="Normal"><text:span text:style-name="T15">Timeline Configuration</text:span></text:p>
      <text:list text:style-name="LFO2" text:continue-numbering="true">
        <text:list-item>
          <text:p text:style-name="P16"><text:span text:style-name="T17">Duration Type</text:span>: Fixed Duration or Ongoing Service</text:p>
        </text:list-item>
        <text:list-item>
          <text:p text:style-name="P18"><text:span text:style-name="T19">Duration Weeks</text:span>: 1-104 weeks</text:p>
        </text:list-item>
        <text:list-item>
          <text:p text:style-name="P20"><text:span text:style-name="T21">Start Date</text:span>: Future date considering UAE holidays</text:p>
        </text:list-item>
        <text:list-item>
          <text:p text:style-name="P22"><text:span text:style-name="T23">Preferred Working Days</text:span>: Saturday-Friday selection</text:p>
        </text:list-item>
      </text:list>
      <text:p text:style-name="Normal"><text:span text:style-name="T24">Location Details</text:span></text:p>
      <text:list text:style-name="LFO3" text:continue-numbering="true">
        <text:list-item>
          <text:p text:style-name="P25"><text:span text:style-name="T26">Client Address</text:span>: Full UAE address for location-based assignment</text:p>
        </text:list-item>
        <text:list-item>
          <text:p text:style-name="P27"><text:span text:style-name="T28">Site Type</text:span>: Office, Retail, Warehouse, Residential, Mixed-Use</text:p>
        </text:list-item>
        <text:list-item>
          <text:p text:style-name="P29"><text:span text:style-name="T30">Access Requirements</text:span>: Security clearance, timing restrictions, parking</text:p>
        </text:list-item>
      </text:list>
      <text:p text:style-name="P31">Stage 2: Milestone Planning</text:p>
      <text:p text:style-name="P32">Milestone Structure with Visual Timeline</text:p>
      <text:p text:style-name="Normal"><text:span text:style-name="T33">Each Milestone Includes:</text:span></text:p>
      <text:list text:style-name="LFO4" text:continue-numbering="true">
        <text:list-item>
          <text:p text:style-name="P34"><text:span text:style-name="T35">Sequence Number</text:span>: Phase 1, Phase 2, etc.</text:p>
        </text:list-item>
        <text:list-item>
          <text:p text:style-name="P36"><text:span text:style-name="T37">Name</text:span>: Descriptive title</text:p>
        </text:list-item>
        <text:list-item>
          <text:p text:style-name="P38"><text:span text:style-name="T39">Duration</text:span>: Weeks (1-52)</text:p>
        </text:list-item>
        <text:list-item>
          <text:p text:style-name="P40"><text:span text:style-name="T41">Budget Allocation</text:span>: Percentage (0-100%)</text:p>
        </text:list-item>
        <text:list-item>
          <text:p text:style-name="P42"><text:span text:style-name="T43">Deliverables</text:span>: Specific, measurable outputs</text:p>
        </text:list-item>
        <text:list-item>
          <text:p text:style-name="P44"><text:span text:style-name="T45">Dependencies</text:span>: Previous milestones required</text:p>
        </text:list-item>
        <text:list-item>
          <text:p text:style-name="P46"><text:span text:style-name="T47">Critical Path</text:span>: Yes/No marking</text:p>
        </text:list-item>
      </text:list>
      <text:p text:style-name="Normal"><text:span text:style-name="T48">Timeline Visualization:</text:span></text:p>
      <text:p text:style-name="P49">Week 1-2: PLANNING &amp; ASSESSMENT [20%]</text:p>
      <text:p text:style-name="P50">✓ Site Survey &amp; Technical Design</text:p>
      <text:p text:style-name="P51">✓ Equipment Procurement</text:p>
      <text:p text:style-name="P52"/>
      <text:p text:style-name="P53">Week 3-8: IMPLEMENTATION [60%]</text:p>
      <text:p text:style-name="P54">→ Network Cabling &amp; Hardware</text:p>
      <text:p text:style-name="P55">→ System Configuration</text:p>
      <text:p text:style-name="P56"/>
      <text:p text:style-name="P57">Week 9-10: TESTING &amp; HANDOVER [20%]</text:p>
      <text:p text:style-name="P58">○ User Acceptance Testing</text:p>
      <text:p text:style-name="P59">○ Training &amp; Documentation</text:p>
      <text:p text:style-name="P60"/>
      <text:p text:style-name="P61">Stage 3: Resource Allocation</text:p>
      <text:p text:style-name="P62">Resource Types &amp; Cost Structure</text:p>
      <text:p text:style-name="Normal"><text:span text:style-name="T63">Resource Catalog:</text:span></text:p>
      <text:list text:style-name="LFO5" text:continue-numbering="true">
        <text:list-item>
          <text:p text:style-name="P64"><text:span text:style-name="T65">Certified Technician</text:span>: 150 AED/hour</text:p>
        </text:list-item>
        <text:list-item>
          <text:p text:style-name="P66"><text:span text:style-name="T67">Senior Consultant</text:span>: 300 AED/hour</text:p>
        </text:list-item>
        <text:list-item>
          <text:p text:style-name="P68"><text:span text:style-name="T69">Project Manager</text:span>: 250 AED/hour</text:p>
        </text:list-item>
        <text:list-item>
          <text:p text:style-name="P70"><text:span text:style-name="T71">Specialist Engineer</text:span>: 400 AED/hour</text:p>
        </text:list-item>
        <text:list-item>
          <text:p text:style-name="P72"><text:span text:style-name="T73">Support Staff</text:span>: 100 AED/hour</text:p>
        </text:list-item>
      </text:list>
      <text:p text:style-name="Normal"><text:span text:style-name="T74">Allocation Matrix:</text:span></text:p>
      <text:soft-page-break/>
      <text:list text:style-name="LFO6" text:continue-numbering="true">
        <text:list-item>
          <text:p text:style-name="P75">Milestone assignment</text:p>
        </text:list-item>
        <text:list-item>
          <text:p text:style-name="P76">Hours estimation per resource type</text:p>
        </text:list-item>
        <text:list-item>
          <text:p text:style-name="P77">Rate application</text:p>
        </text:list-item>
        <text:list-item>
          <text:p text:style-name="P78">Cost calculation (Hours × Rate)</text:p>
        </text:list-item>
      </text:list>
      <text:p text:style-name="P79">Stage 4: CFO Services Analysis</text:p>
      <text:p text:style-name="P80">Financial Health Checklist &amp; Analysis</text:p>
      <text:p text:style-name="Normal"><text:span text:style-name="T81">Purpose</text:span>: Provide comprehensive financial oversight and risk assessment that adds value to the client engagement.</text:p>
      <text:p text:style-name="Normal"><text:span text:style-name="T82">CFO Services Checklist:</text:span></text:p>
      <text:p text:style-name="Normal"><text:span text:style-name="T83">✅</text:span><text:span text:style-name="T84"><text:s/>CASH FLOW ANALYSIS</text:span></text:p>
      <text:p text:style-name="P85"><text:s text:c="3"/>- [ ] 12-month cash flow projection</text:p>
      <text:p text:style-name="P86"><text:s text:c="3"/>- [ ] Working capital requirements</text:p>
      <text:p text:style-name="P87"><text:s text:c="3"/>- [ ] Payment term optimization</text:p>
      <text:p text:style-name="P88"><text:s text:c="3"/>- [ ] Cash conversion cycle analysis</text:p>
      <text:p text:style-name="P89"/>
      <text:p text:style-name="Normal"><text:span text:style-name="T90">✅</text:span><text:span text:style-name="T91"><text:s/>PROFITABILITY ASSESSMENT <text:s/></text:span></text:p>
      <text:p text:style-name="P92"><text:s text:c="3"/>- [ ] Gross margin analysis by service line</text:p>
      <text:p text:style-name="P93"><text:s text:c="3"/>- [ ] Net profit margin targets</text:p>
      <text:p text:style-name="P94"><text:s text:c="3"/>- [ ] Break-even analysis</text:p>
      <text:p text:style-name="P95"><text:s text:c="3"/>- [ ] Return on investment calculation</text:p>
      <text:p text:style-name="P96"/>
      <text:p text:style-name="Normal"><text:span text:style-name="T97">✅</text:span><text:span text:style-name="T98"><text:s/>FINANCIAL RISK MANAGEMENT</text:span></text:p>
      <text:p text:style-name="P99"><text:s text:c="3"/>- [ ] Client credit risk assessment</text:p>
      <text:p text:style-name="P100"><text:s text:c="3"/>- [ ] Scope change risk evaluation</text:p>
      <text:p text:style-name="P101"><text:s text:c="3"/>- [ ] Currency exchange risk (if multi-currency)</text:p>
      <text:p text:style-name="P102"><text:s text:c="3"/>- [ ] Payment default probability</text:p>
      <text:p text:style-name="P103"/>
      <text:p text:style-name="Normal"><text:span text:style-name="T104">✅</text:span><text:span text:style-name="T105"><text:s/>COST OPTIMIZATION REVIEW</text:span></text:p>
      <text:p text:style-name="P106"><text:s text:c="3"/>- [ ] Resource utilization efficiency</text:p>
      <text:p text:style-name="P107"><text:s text:c="3"/>- [ ] Material cost benchmarking</text:p>
      <text:p text:style-name="P108"><text:s text:c="3"/>- [ ] Overhead allocation review</text:p>
      <text:p text:style-name="P109"><text:s text:c="3"/>- [ ] Contingency planning</text:p>
      <text:p text:style-name="P110"/>
      <text:p text:style-name="Normal"><text:span text:style-name="T111">✅</text:span><text:span text:style-name="T112"><text:s/>TAX &amp; COMPLIANCE REVIEW</text:span></text:p>
      <text:p text:style-name="P113"><text:s text:c="3"/>- [ ] UAE VAT compliance check</text:p>
      <text:p text:style-name="P114"><text:s text:c="3"/>- [ ] Withholding tax considerations</text:p>
      <text:p text:style-name="P115"><text:s text:c="3"/>- [ ] Contractual compliance</text:p>
      <text:p text:style-name="P116"><text:s text:c="3"/>- [ ] Financial reporting requirements</text:p>
      <text:p text:style-name="P117"/>
      <text:p text:style-name="Normal"><text:span text:style-name="T118">✅</text:span><text:span text:style-name="T119"><text:s/>FINANCIAL CONTROLS</text:span></text:p>
      <text:p text:style-name="P120"><text:s text:c="3"/>- [ ] Billing and collection process</text:p>
      <text:p text:style-name="P121"><text:s text:c="3"/>- [ ] Expense approval workflow</text:p>
      <text:p text:style-name="P122"><text:s text:c="3"/>- [ ] Budget vs actual monitoring</text:p>
      <text:p text:style-name="P123"><text:s text:c="3"/>- [ ] Financial reconciliation process</text:p>
      <text:p text:style-name="P124"/>
      <text:p text:style-name="P125">Stage 5: Partners &amp; Assignment</text:p>
      <text:p text:style-name="P126">Services Selection &amp; Agent Matching</text:p>
      <text:p text:style-name="Normal"><text:span text:style-name="T127">Available Service Categories:</text:span></text:p>
      <text:p text:style-name="P128">NETWORKING &amp; INFRASTRUCTURE</text:p>
      <text:p text:style-name="P129"><text:s text:c="2"/>□ Network Cabling &amp; Installation</text:p>
      <text:p text:style-name="P130"><text:s text:c="2"/>□ WiFi Deployment &amp; Optimization</text:p>
      <text:p text:style-name="P131"><text:s text:c="2"/>□ Switch &amp; Router Configuration</text:p>
      <text:soft-page-break/>
      <text:p text:style-name="P132"><text:s text:c="2"/>□ Network Security Setup</text:p>
      <text:p text:style-name="P133"/>
      <text:p text:style-name="P134">HARDWARE &amp; EQUIPMENT <text:s/></text:p>
      <text:p text:style-name="P135"><text:s text:c="2"/>□ Server Installation &amp; Configuration</text:p>
      <text:p text:style-name="P136"><text:s text:c="2"/>□ Workstation Setup</text:p>
      <text:p text:style-name="P137"><text:s text:c="2"/>□ Peripheral Device Installation</text:p>
      <text:p text:style-name="P138"><text:s text:c="2"/>□ Equipment Maintenance</text:p>
      <text:p text:style-name="P139"/>
      <text:p text:style-name="P140">SOFTWARE &amp; SYSTEMS</text:p>
      <text:p text:style-name="P141"><text:s text:c="2"/>□ Operating System Installation</text:p>
      <text:p text:style-name="P142"><text:s text:c="2"/>□ Business Application Setup</text:p>
      <text:p text:style-name="P143"><text:s text:c="2"/>□ Cloud Services Configuration</text:p>
      <text:p text:style-name="P144"><text:s text:c="2"/>□ Backup &amp; Recovery Systems</text:p>
      <text:p text:style-name="P145"/>
      <text:p text:style-name="P146">SECURITY &amp; ACCESS CONTROL</text:p>
      <text:p text:style-name="P147"><text:s text:c="2"/>□ CCTV System Installation</text:p>
      <text:p text:style-name="P148"><text:s text:c="2"/>□ Access Control Systems</text:p>
      <text:p text:style-name="P149"><text:s text:c="2"/>□ Alarm System Setup</text:p>
      <text:p text:style-name="P150"><text:s text:c="2"/>□ Security Assessment</text:p>
      <text:p text:style-name="P151"/>
      <text:p text:style-name="P152">SPECIALIZED SERVICES</text:p>
      <text:p text:style-name="P153"><text:s text:c="2"/>□ Data Center Setup</text:p>
      <text:p text:style-name="P154"><text:s text:c="2"/>□ VoIP Phone Systems</text:p>
      <text:p text:style-name="P155"><text:s text:c="2"/>□ Digital Signage</text:p>
      <text:p text:style-name="P156"><text:s text:c="2"/>□ IoT Device Integration</text:p>
      <text:p text:style-name="P157"/>
      <text:soft-page-break/>
      <text:p text:style-name="P158">Agent Assignment with Location Intelligence</text:p>
      <text:p text:style-name="Normal"><text:span text:style-name="T159">Location-Based Matching:</text:span></text:p>
      <text:p text:style-name="Normal">CLIENT LOCATION: Dubai Internet City, Dubai</text:p>
      <text:p text:style-name="Normal"/>
      <text:p text:style-name="Normal">AVAILABLE AGENTS WITHIN 25KM:</text:p>
      <text:p text:style-name="Normal">1. Maria Santos (4.8<text:span text:style-name="T160">★</text:span>) - 3km away</text:p>
      <text:p text:style-name="Normal"><text:s text:c="3"/>Specialties: Network Infrastructure, Security Systems</text:p>
      <text:p text:style-name="Normal"><text:s text:c="3"/>Current Load: Medium (3 active engagements)</text:p>
      <text:p text:style-name="Normal"><text:s text:c="3"/>Availability: Within 24 hours</text:p>
      <text:p text:style-name="Normal"/>
      <text:p text:style-name="Normal">2. Ahmed Hassan (4.6<text:span text:style-name="T161">★</text:span>) - 8km away <text:s/></text:p>
      <text:p text:style-name="Normal"><text:s text:c="3"/>Specialties: Server Setup, Cloud Configuration</text:p>
      <text:p text:style-name="Normal"><text:s text:c="3"/>Current Load: Low (1 active engagement)</text:p>
      <text:p text:style-name="Normal"><text:s text:c="3"/>Availability: Within 48 hours</text:p>
      <text:p text:style-name="Normal"/>
      <text:p text:style-name="Normal">3. David Chen (4.9<text:span text:style-name="T162">★</text:span>) - 15km away</text:p>
      <text:p text:style-name="Normal"><text:s text:c="3"/>Specialties: Enterprise Systems, VoIP</text:p>
      <text:p text:style-name="Normal"><text:s text:c="3"/>Current Load: High (5 active engagements)</text:p>
      <text:p text:style-name="Normal"><text:s text:c="3"/>Availability: Within 72 hours</text:p>
      <text:p text:style-name="Normal"/>
      <text:p text:style-name="P163">Assignment Matrix:</text:p>
      <text:p text:style-name="P164">SERVICE: Network Cabling &amp; Installation</text:p>
      <text:p text:style-name="P165">ASSIGNED AGENT: Maria Santos</text:p>
      <text:p text:style-name="P166">RATIONALE:<text:s/></text:p>
      <text:p text:style-name="P167"><text:s text:c="2"/>• Highest rating in network services</text:p>
      <text:p text:style-name="P168"><text:s text:c="2"/>• Closest proximity to client location</text:p>
      <text:soft-page-break/>
      <text:p text:style-name="P169"><text:s text:c="2"/>• Appropriate current workload</text:p>
      <text:p text:style-name="P170"><text:s text:c="2"/>• Required certifications held</text:p>
      <text:p text:style-name="P171"/>
      <text:p text:style-name="P172">SERVICE: Server Installation &amp; Configuration <text:s/></text:p>
      <text:p text:style-name="P173">ASSIGNED AGENT: Ahmed Hassan</text:p>
      <text:p text:style-name="P174">RATIONALE:</text:p>
      <text:p text:style-name="P175"><text:s text:c="2"/>• Specialized in server technologies</text:p>
      <text:p text:style-name="P176"><text:s text:c="2"/>• Immediate availability</text:p>
      <text:p text:style-name="P177"><text:s text:c="2"/>• Positive client feedback in similar projects</text:p>
      <text:p text:style-name="P178"/>
      <text:p text:style-name="P179">Stage 6: Document Attachments</text:p>
      <text:p text:style-name="Normal"><text:span text:style-name="T180">Document Validation Rules:</text:span></text:p>
      <text:list text:style-name="LFO7" text:continue-numbering="true">
        <text:list-item>
          <text:p text:style-name="P181">Maximum file size: 10MB per document</text:p>
        </text:list-item>
        <text:list-item>
          <text:p text:style-name="P182">Accepted formats: PDF, DOC, DOCX, JPG, PNG</text:p>
        </text:list-item>
        <text:list-item>
          <text:p text:style-name="P183">Automatic virus scanning</text:p>
        </text:list-item>
        <text:list-item>
          <text:p text:style-name="P184">Version control for updated documents</text:p>
        </text:list-item>
      </text:list>
      <text:p text:style-name="P185">Stage 7: Review &amp; Confirm</text:p>
      <text:p text:style-name="P186">Comprehensive Plan Valida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allah Galal</meta:initial-creator>
    <dc:creator>Abdallah Galal</dc:creator>
    <meta:creation-date>2025-10-20T11:50:00Z</meta:creation-date>
    <dc:date>2025-10-20T11:55:00Z</dc:date>
    <meta:template xlink:href="Normal" xlink:type="simple"/>
    <meta:editing-cycles>1</meta:editing-cycles>
    <meta:editing-duration>PT300S</meta:editing-duration>
    <meta:document-statistic meta:page-count="7" meta:paragraph-count="10" meta:word-count="787" meta:character-count="5265" meta:row-count="37" meta:non-whitespace-character-count="4488"/>
  </office:meta>
</office:document-meta>
</file>